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gradient" draw:fill-gradient-name="Gray_20_Gradient_20_3" draw:textarea-vertical-align="middle"/>
    </style:style>
    <style:style style:name="gr2" style:family="graphic" style:parent-style-name="standard">
      <style:graphic-properties draw:textarea-horizontal-align="left" draw:textarea-vertical-align="to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4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000000" style:text-outline="false" style:text-line-through-style="none" fo:font-family="Menlo-Regular" fo:font-size="22pt" fo:font-style="normal" fo:text-shadow="none" style:text-underline-style="none" fo:font-weight="normal" style:letter-kerning="true" style:font-family-asian="Menlo-Regular" style:font-size-asian="22pt" style:font-style-asian="normal" style:font-weight-asian="normal" style:font-family-complex="Menl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color="#000000" style:text-outline="false" style:text-line-through-style="none" fo:font-family="Menlo-Regular" fo:font-size="14pt" fo:font-style="normal" fo:text-shadow="none" style:text-underline-style="none" fo:font-weight="normal" style:letter-kerning="true" style:font-family-asian="Menlo-Regular" style:font-size-asian="14pt" style:font-style-asian="normal" style:font-weight-asian="normal" style:font-family-complex="Menlo-Regular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16.51cm" svg:height="1.397cm" svg:x="1.057cm" svg:y="1.635cm">
          <text:p text:style-name="P1">Guest Kernel</text:p>
        </draw:rect>
        <draw:rect draw:style-name="gr2" draw:text-style-name="P3" draw:layer="layout" svg:width="16.51cm" svg:height="3.3cm" draw:transform="skewX (-0.0003490658503988) rotate (-0.000174532926386273) translate (1.057cm 5.318cm)">
          <text:p text:style-name="P3"><text:span text:style-name="T1">VBox VMM</text:span></text:p>
        </draw:rect>
        <draw:frame draw:style-name="gr3" draw:layer="layout" svg:width="0.502cm" svg:height="1.187cm" svg:x="12.741cm" svg:y="5.826cm">
          <draw:text-box>
            <text:p/>
          </draw:text-box>
        </draw:frame>
        <draw:rect draw:style-name="gr2" draw:text-style-name="P4" xml:id="id5" draw:id="id5" draw:layer="layout" svg:width="16.51cm" svg:height="5.08cm" svg:x="1.057cm" svg:y="11.16cm">
          <text:p text:style-name="P1"><text:span text:style-name="T2">DevBusLogic</text:span></text:p>
        </draw:rect>
        <draw:rect draw:style-name="gr2" draw:text-style-name="P1" draw:layer="layout" svg:width="11.422cm" svg:height="2.54cm" svg:x="1.008cm" svg:y="20.05cm">
          <text:p text:style-name="P1">DrvSCSI</text:p>
        </draw:rect>
        <draw:rect draw:style-name="gr2" draw:text-style-name="P1" draw:layer="layout" svg:width="11.373cm" svg:height="2.54cm" svg:x="1.057cm" svg:y="25.13cm">
          <text:p text:style-name="P1">DrvVD</text:p>
        </draw:rect>
        <draw:connector draw:style-name="gr4" draw:text-style-name="P2" draw:layer="layout" draw:type="line" svg:x1="9.312cm" svg:y1="3.032cm" svg:x2="9.312cm" svg:y2="6.334cm" draw:start-shape="id1" draw:start-glue-point="2" draw:end-shape="id2" draw:end-glue-point="0" svg:d="M9312 3032v3302">
          <text:p text:style-name="P2"><text:s/>IN, OUT, MOV, ++</text:p>
        </draw:connector>
        <draw:rect draw:style-name="gr5" draw:text-style-name="P2" xml:id="id2" draw:id="id2" draw:layer="layout" svg:width="6.35cm" svg:height="1.016cm" svg:x="6.137cm" svg:y="6.334cm">
          <text:p text:style-name="P2">I/O Manager (IOM)</text:p>
        </draw:rect>
        <draw:rect draw:style-name="gr5" draw:text-style-name="P2" xml:id="id3" draw:id="id3" draw:layer="layout" svg:width="6.35cm" svg:height="1.016cm" svg:x="6.137cm" svg:y="12.049cm">
          <text:p text:style-name="P2">I/O Port Callbacks</text:p>
        </draw:rect>
        <draw:rect draw:style-name="gr5" draw:text-style-name="P2" xml:id="id4" draw:id="id4" draw:layer="layout" svg:width="6.35cm" svg:height="1.019cm" draw:transform="skewX (-0.0038397243543868) rotate (-0.00418879020597209) translate (6.137cm 13.543cm)">
          <text:p text:style-name="P2">MMIO Callbacks</text:p>
        </draw:rect>
        <draw:connector draw:style-name="gr6" draw:text-style-name="P2" draw:layer="layout" draw:line-skew="0.19cm 0.261cm" svg:x1="9.312cm" svg:y1="7.35cm" svg:x2="12.487cm" svg:y2="12.557cm" draw:start-shape="id2" draw:start-glue-point="2" draw:end-shape="id3" draw:end-glue-point="1" svg:d="M9312 7350v2540h3937v2667h-762">
          <text:p/>
        </draw:connector>
        <draw:connector draw:style-name="gr6" draw:text-style-name="P2" draw:layer="layout" draw:type="lines" draw:line-skew="1.277cm 1.277cm" svg:x1="12.487cm" svg:y1="6.842cm" svg:x2="12.487cm" svg:y2="14.079cm" draw:start-shape="id2" draw:start-glue-point="1" draw:end-shape="id4" draw:end-glue-point="1" svg:d="M12487 6842h1778v7237h-1778">
          <text:p/>
        </draw:connector>
        <draw:frame draw:style-name="gr7" draw:text-style-name="P5" draw:layer="layout" svg:width="6.718cm" svg:height="1.212cm" svg:x="6.391cm" svg:y="9.89cm">
          <draw:text-box>
            <text:p><text:span text:style-name="T3">PDMDevHlpIOPortRegister</text:span></text:p>
          </draw:text-box>
        </draw:frame>
        <draw:frame draw:style-name="gr8" draw:text-style-name="P5" draw:layer="layout" svg:width="6.657cm" svg:height="0.806cm" svg:x="11.344cm" svg:y="8.493cm">
          <draw:text-box draw:corner-radius="0.381cm">
            <text:p><text:span text:style-name="T3">PDMDevHlpMMIORegister</text:span></text:p>
          </draw:text-box>
        </draw:frame>
        <draw:rect draw:style-name="gr5" draw:text-style-name="P6" draw:layer="layout" svg:width="3.556cm" svg:height="1.905cm" svg:x="1.946cm" svg:y="12.684cm">
          <text:p text:style-name="P6"><text:span text:style-name="T4">State Data</text:span></text:p>
          <text:p text:style-name="P6"><text:span text:style-name="T5">PDMINS_2_DATA</text:span></text:p>
        </draw:rect>
        <draw:rect draw:style-name="gr5" draw:text-style-name="P2" xml:id="id9" draw:id="id9" draw:layer="layout" svg:width="2.286cm" svg:height="0.889cm" svg:x="1.946cm" svg:y="15.097cm">
          <text:p text:style-name="P2">LUN#0</text:p>
        </draw:rect>
        <draw:rect draw:style-name="gr5" draw:text-style-name="P2" xml:id="id12" draw:id="id12" draw:layer="layout" svg:width="2.286cm" svg:height="0.889cm" svg:x="4.613cm" svg:y="15.097cm">
          <text:p text:style-name="P2">LUN#1</text:p>
        </draw:rect>
        <draw:rect draw:style-name="gr5" draw:text-style-name="P2" xml:id="id7" draw:id="id7" draw:layer="layout" svg:width="2.921cm" svg:height="0.889cm" svg:x="14.265cm" svg:y="15.097cm">
          <text:p text:style-name="P2">LUN#999</text:p>
        </draw:rect>
        <draw:rect draw:style-name="gr5" draw:text-style-name="P2" xml:id="id15" draw:id="id15" draw:layer="layout" svg:width="2.286cm" svg:height="0.889cm" svg:x="7.153cm" svg:y="15.097cm">
          <text:p text:style-name="P2">...</text:p>
        </draw:rect>
        <draw:rect draw:style-name="gr5" draw:text-style-name="P2" draw:layer="layout" svg:width="2.54cm" svg:height="0.889cm" svg:x="9.693cm" svg:y="15.097cm">
          <text:p text:style-name="P2">LUN#15</text:p>
        </draw:rect>
        <draw:rect draw:style-name="gr5" draw:text-style-name="P2" xml:id="id6" draw:id="id6" draw:layer="layout" svg:width="2.413cm" svg:height="1.016cm" svg:x="14.646cm" svg:y="6.334cm">
          <text:p text:style-name="P2">PDM</text:p>
        </draw:rect>
        <draw:line draw:style-name="gr9" draw:text-style-name="P2" draw:layer="layout" svg:x1="15.789cm" svg:y1="6.334cm" svg:x2="15.789cm" svg:y2="2.905cm">
          <text:p/>
        </draw:line>
        <draw:frame draw:style-name="gr10" draw:layer="layout" svg:width="1.651cm" svg:height="0.962cm" svg:x="15.916cm" svg:y="4.102cm">
          <draw:text-box>
            <text:p>IRQ</text:p>
          </draw:text-box>
        </draw:frame>
        <draw:connector draw:style-name="gr9" draw:text-style-name="P2" draw:layer="layout" draw:type="lines" draw:line-skew="0cm 0.515cm" svg:x1="17.567cm" svg:y1="13.7cm" svg:x2="17.059cm" svg:y2="6.842cm" draw:start-shape="id5" draw:start-glue-point="1" draw:end-shape="id6" draw:end-glue-point="1" svg:d="M17567 13700h501l7-6858h-1016">
          <text:p/>
        </draw:connector>
        <draw:frame draw:style-name="gr11" draw:text-style-name="P7" draw:layer="layout" svg:width="5.834cm" svg:height="1.104cm" draw:transform="rotate (-1.55770635740583) translate (18.958cm 6.831cm)">
          <draw:text-box>
            <text:p text:style-name="P7"><text:span text:style-name="T6">PDMDevHlpPCISetIRQ</text:span></text:p>
          </draw:text-box>
        </draw:frame>
        <draw:custom-shape draw:style-name="gr12" draw:text-style-name="P8" xml:id="id8" draw:id="id8" draw:layer="layout" svg:width="4.395cm" svg:height="2.413cm" svg:x="15.147cm" svg:y="17.637cm">
          <text:p text:style-name="P8"><text:span text:style-name="T7">LED Driver</text:span></text:p>
          <text:p text:style-name="P8"><text:span text:style-name="T8">Main (VBoxC.dll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2" draw:layer="layout" draw:type="line" svg:x1="15.725cm" svg:y1="15.986cm" svg:x2="17.345cm" svg:y2="17.637cm" draw:start-shape="id7" draw:start-glue-point="2" draw:end-shape="id8" draw:end-glue-point="4" svg:d="M15725 15986l1620 1651">
          <text:p/>
        </draw:connector>
        <draw:rect draw:style-name="gr5" draw:text-style-name="P2" xml:id="id10" draw:id="id10" draw:layer="layout" svg:width="3.556cm" svg:height="0.889cm" svg:x="1.508cm" svg:y="21.32cm">
          <text:p text:style-name="P2">Instance#0</text:p>
        </draw:rect>
        <draw:rect draw:style-name="gr5" draw:text-style-name="P2" xml:id="id13" draw:id="id13" draw:layer="layout" svg:width="3.556cm" svg:height="0.889cm" svg:x="5.572cm" svg:y="21.32cm">
          <text:p text:style-name="P2">Instance#1</text:p>
        </draw:rect>
        <draw:rect draw:style-name="gr5" draw:text-style-name="P2" xml:id="id16" draw:id="id16" draw:layer="layout" svg:width="1.91cm" svg:height="0.889cm" svg:x="9.509cm" svg:y="21.32cm">
          <text:p text:style-name="P2">...</text:p>
        </draw:rect>
        <draw:rect draw:style-name="gr5" draw:text-style-name="P2" xml:id="id11" draw:id="id11" draw:layer="layout" svg:width="3.556cm" svg:height="0.889cm" svg:x="1.376cm" svg:y="26.4cm">
          <text:p text:style-name="P2">Instance#0</text:p>
        </draw:rect>
        <draw:rect draw:style-name="gr5" draw:text-style-name="P2" xml:id="id14" draw:id="id14" draw:layer="layout" svg:width="3.556cm" svg:height="0.889cm" svg:x="5.44cm" svg:y="26.4cm">
          <text:p text:style-name="P2">Instance#1</text:p>
        </draw:rect>
        <draw:rect draw:style-name="gr5" draw:text-style-name="P2" xml:id="id17" draw:id="id17" draw:layer="layout" svg:width="1.91cm" svg:height="0.889cm" svg:x="9.377cm" svg:y="26.4cm">
          <text:p text:style-name="P2">...</text:p>
        </draw:rect>
        <draw:connector draw:style-name="gr6" draw:text-style-name="P2" draw:layer="layout" draw:type="curve" svg:x1="3.089cm" svg:y1="15.986cm" svg:x2="5.064cm" svg:y2="21.764cm" draw:start-shape="id9" draw:start-glue-point="2" draw:end-shape="id10" draw:end-glue-point="1" svg:d="M3089 15986c0 4000 1238 3333 1920 3778s806 2000 55 2000">
          <text:p/>
        </draw:connector>
        <draw:connector draw:style-name="gr6" draw:text-style-name="P2" draw:layer="layout" draw:type="curve" svg:x1="3.286cm" svg:y1="22.209cm" svg:x2="4.932cm" svg:y2="26.844cm" draw:start-shape="id10" draw:start-glue-point="2" draw:end-shape="id11" draw:end-glue-point="1" svg:d="M3286 22209c0 3144 1074 2619 1673 2992s724 1643-27 1643">
          <text:p/>
        </draw:connector>
        <draw:connector draw:style-name="gr6" draw:text-style-name="P2" draw:layer="layout" draw:type="curve" svg:x1="5.756cm" svg:y1="15.986cm" svg:x2="7.35cm" svg:y2="21.32cm" draw:start-shape="id12" draw:start-glue-point="2" draw:end-shape="id13" svg:d="M5756 15986c0 4000 1594 1334 1594 5334">
          <text:p/>
        </draw:connector>
        <draw:connector draw:style-name="gr6" draw:text-style-name="P2" draw:layer="layout" draw:type="curve" svg:x1="7.35cm" svg:y1="22.209cm" svg:x2="7.218cm" svg:y2="26.4cm" draw:start-shape="id13" draw:start-glue-point="2" draw:end-shape="id14" draw:end-glue-point="0" svg:d="M7350 22209c0 3144-132 1049-132 4191">
          <text:p/>
        </draw:connector>
        <draw:connector draw:style-name="gr6" draw:text-style-name="P2" draw:layer="layout" draw:type="curve" svg:x1="8.296cm" svg:y1="15.986cm" svg:x2="10.464cm" svg:y2="21.32cm" draw:start-shape="id15" draw:start-glue-point="2" draw:end-shape="id16" draw:end-glue-point="0" svg:d="M8296 15986c0 4000 2168 1334 2168 5334">
          <text:p/>
        </draw:connector>
        <draw:connector draw:style-name="gr6" draw:text-style-name="P2" draw:layer="layout" draw:type="curve" svg:x1="10.464cm" svg:y1="22.209cm" svg:x2="10.332cm" svg:y2="26.4cm" draw:start-shape="id16" draw:start-glue-point="2" draw:end-shape="id17" draw:end-glue-point="0" svg:d="M10464 22209c0 3144-132 1049-132 419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y_20_Gradient_20_3" draw:display-name="Gray Gradient 3" draw:style="linear" draw:start-color="#dddddd" draw:end-color="#80808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254cm" fo:margin-right="0.254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ird </meta:initial-creator>
    <meta:creation-date>2019-06-11T22:32:20</meta:creation-date>
    <dc:date>2019-06-12T00:44:53</dc:date>
    <dc:creator>bird </dc:creator>
    <meta:editing-duration>PT1H27M11S</meta:editing-duration>
    <meta:editing-cycles>26</meta:editing-cycles>
    <meta:generator>OpenOffice/4.1.3$Unix OpenOffice.org_project/413m1$Build-9783</meta:generator>
    <meta:document-statistic meta:object-count="39"/>
  </office:meta>
</office:document-meta>
</file>